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051cm" svg:stroke-color="#66ff66" draw:marker-start="" draw:marker-start-width="0.457cm" draw:marker-end="" draw:marker-end-width="0.457cm" draw:fill="none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102cm" svg:stroke-color="#999999" draw:marker-start-width="0.61cm" draw:marker-end-width="0.61cm" draw:fill="none" draw:textarea-horizontal-align="center" draw:textarea-vertical-align="middle" fo:padding-top="0.176cm" fo:padding-bottom="0.176cm" fo:padding-left="0.301cm" fo:padding-right="0.301cm"/>
    </style:style>
    <style:style style:name="gr3" style:family="graphic" style:parent-style-name="standard">
      <style:graphic-properties draw:fill-color="#6666ff" draw:textarea-horizontal-align="center" draw:textarea-vertical-align="middle"/>
    </style:style>
    <style:style style:name="gr4" style:family="graphic" style:parent-style-name="objectwithoutfill">
      <style:graphic-properties svg:stroke-width="0.102cm" svg:stroke-color="#ff3333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fill-color="#ff3333" draw:textarea-horizontal-align="center" draw:textarea-vertical-align="middle"/>
    </style:style>
    <style:style style:name="gr6" style:family="graphic" style:parent-style-name="objectwithoutfill">
      <style:graphic-properties svg:stroke-width="0.102cm" svg:stroke-color="#6666ff" draw:marker-start-width="0.609cm" draw:marker-end-width="0.609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svg:stroke-color="#ffffff" draw:fill-color="#ffffff" draw:textarea-horizontal-align="center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line draw:style-name="gr1" draw:text-style-name="P1" draw:layer="layout" svg:x1="5.664cm" svg:y1="10.509cm" svg:x2="5.664cm" svg:y2="19.117cm">
          <text:p/>
        </draw:line>
        <draw:line draw:style-name="gr2" draw:text-style-name="P1" draw:layer="layout" svg:x1="9.608cm" svg:y1="6.813cm" svg:x2="8.579cm" svg:y2="4.211cm">
          <text:p/>
        </draw:line>
        <draw:line draw:style-name="gr2" draw:text-style-name="P1" draw:layer="layout" svg:x1="7.585cm" svg:y1="6.813cm" svg:x2="8.579cm" svg:y2="4.211cm">
          <text:p/>
        </draw:line>
        <draw:line draw:style-name="gr2" draw:text-style-name="P1" draw:layer="layout" svg:x1="8.647cm" svg:y1="7.615cm" svg:x2="9.667cm" svg:y2="6.751cm">
          <text:p/>
        </draw:line>
        <draw:line draw:style-name="gr2" draw:text-style-name="P1" draw:layer="layout" svg:x1="7.585cm" svg:y1="6.813cm" svg:x2="8.578cm" svg:y2="7.619cm">
          <text:p/>
        </draw:line>
        <draw:line draw:style-name="gr2" draw:text-style-name="P1" draw:layer="layout" svg:x1="8.648cm" svg:y1="5.945cm" svg:x2="9.641cm" svg:y2="6.751cm">
          <text:p/>
        </draw:line>
        <draw:line draw:style-name="gr2" draw:text-style-name="P1" draw:layer="layout" svg:x1="7.585cm" svg:y1="6.813cm" svg:x2="8.605cm" svg:y2="5.949cm">
          <text:p/>
        </draw:line>
        <draw:line draw:style-name="gr2" draw:text-style-name="P1" draw:layer="layout" svg:x1="5.663cm" svg:y1="6.814cm" svg:x2="8.578cm" svg:y2="5.949cm">
          <text:p/>
        </draw:line>
        <draw:line draw:style-name="gr2" draw:text-style-name="P1" draw:layer="layout" svg:x1="8.605cm" svg:y1="5.949cm" svg:x2="11.621cm" svg:y2="6.839cm">
          <text:p/>
        </draw:line>
        <draw:line draw:style-name="gr2" draw:text-style-name="P1" draw:layer="layout" svg:x1="5.663cm" svg:y1="6.813cm" svg:x2="8.646cm" svg:y2="7.619cm">
          <text:p/>
        </draw:line>
        <draw:line draw:style-name="gr2" draw:text-style-name="P1" draw:layer="layout" svg:x1="8.579cm" svg:y1="7.62cm" svg:x2="11.622cm" svg:y2="6.839cm">
          <text:p/>
        </draw:line>
        <draw:line draw:style-name="gr2" draw:text-style-name="P1" draw:layer="layout" svg:x1="9.608cm" svg:y1="6.813cm" svg:x2="8.648cm" svg:y2="9.311cm">
          <text:p/>
        </draw:line>
        <draw:line draw:style-name="gr2" draw:text-style-name="P1" draw:layer="layout" svg:x1="7.585cm" svg:y1="6.813cm" svg:x2="8.648cm" svg:y2="9.311cm">
          <text:p/>
        </draw:line>
        <draw:line draw:style-name="gr2" draw:text-style-name="P1" draw:layer="layout" svg:x1="5.688cm" svg:y1="6.813cm" svg:x2="8.647cm" svg:y2="9.352cm">
          <text:p/>
        </draw:line>
        <draw:line draw:style-name="gr2" draw:text-style-name="P1" draw:layer="layout" svg:x1="8.648cm" svg:y1="9.353cm" svg:x2="11.621cm" svg:y2="6.838cm">
          <text:p/>
        </draw:line>
        <draw:line draw:style-name="gr2" draw:text-style-name="P1" draw:layer="layout" svg:x1="8.604cm" svg:y1="4.211cm" svg:x2="11.62cm" svg:y2="6.838cm">
          <text:p/>
        </draw:line>
        <draw:line draw:style-name="gr2" draw:text-style-name="P1" draw:layer="layout" svg:x1="5.663cm" svg:y1="6.813cm" svg:x2="8.578cm" svg:y2="4.211cm">
          <text:p/>
        </draw:line>
        <draw:line draw:style-name="gr1" draw:text-style-name="P1" draw:layer="layout" svg:x1="11.506cm" svg:y1="2.511cm" svg:x2="11.506cm" svg:y2="11.119cm">
          <text:p/>
        </draw:line>
        <draw:line draw:style-name="gr1" draw:text-style-name="P1" draw:layer="layout" svg:x1="9.533cm" svg:y1="2.51cm" svg:x2="9.533cm" svg:y2="11.118cm">
          <text:p/>
        </draw:line>
        <draw:line draw:style-name="gr1" draw:text-style-name="P1" draw:layer="layout" svg:x1="7.636cm" svg:y1="2.51cm" svg:x2="7.636cm" svg:y2="11.118cm">
          <text:p/>
        </draw:line>
        <draw:line draw:style-name="gr1" draw:text-style-name="P1" draw:layer="layout" svg:x1="5.663cm" svg:y1="2.509cm" svg:x2="5.663cm" svg:y2="11.117cm">
          <text:p/>
        </draw:line>
        <draw:line draw:style-name="gr1" draw:text-style-name="P1" draw:layer="layout" svg:x1="13.588cm" svg:y1="9.311cm" svg:x2="3.685cm" svg:y2="9.311cm">
          <text:p/>
        </draw:line>
        <draw:line draw:style-name="gr1" draw:text-style-name="P1" draw:layer="layout" svg:x1="13.588cm" svg:y1="7.619cm" svg:x2="3.685cm" svg:y2="7.619cm">
          <text:p/>
        </draw:line>
        <draw:line draw:style-name="gr1" draw:text-style-name="P1" draw:layer="layout" svg:x1="13.587cm" svg:y1="5.949cm" svg:x2="3.684cm" svg:y2="5.949cm">
          <text:p/>
        </draw:line>
        <draw:line draw:style-name="gr1" draw:text-style-name="P1" draw:layer="layout" svg:x1="13.586cm" svg:y1="4.211cm" svg:x2="3.683cm" svg:y2="4.211cm">
          <text:p/>
        </draw:line>
        <draw:line draw:style-name="gr2" draw:text-style-name="P1" draw:layer="layout" svg:x1="19.509cm" svg:y1="6.813cm" svg:x2="18.48cm" svg:y2="4.211cm">
          <text:p/>
        </draw:line>
        <draw:line draw:style-name="gr2" draw:text-style-name="P1" draw:layer="layout" svg:x1="17.486cm" svg:y1="6.813cm" svg:x2="18.48cm" svg:y2="4.211cm">
          <text:p/>
        </draw:line>
        <draw:line draw:style-name="gr2" draw:text-style-name="P1" draw:layer="layout" svg:x1="18.548cm" svg:y1="7.615cm" svg:x2="19.568cm" svg:y2="6.751cm">
          <text:p/>
        </draw:line>
        <draw:line draw:style-name="gr2" draw:text-style-name="P1" draw:layer="layout" svg:x1="17.486cm" svg:y1="6.813cm" svg:x2="18.479cm" svg:y2="7.619cm">
          <text:p/>
        </draw:line>
        <draw:line draw:style-name="gr2" draw:text-style-name="P1" draw:layer="layout" svg:x1="18.549cm" svg:y1="5.945cm" svg:x2="19.542cm" svg:y2="6.751cm">
          <text:p/>
        </draw:line>
        <draw:line draw:style-name="gr2" draw:text-style-name="P1" draw:layer="layout" svg:x1="17.486cm" svg:y1="6.813cm" svg:x2="18.506cm" svg:y2="5.949cm">
          <text:p/>
        </draw:line>
        <draw:line draw:style-name="gr2" draw:text-style-name="P1" draw:layer="layout" svg:x1="15.564cm" svg:y1="6.814cm" svg:x2="18.479cm" svg:y2="5.949cm">
          <text:p/>
        </draw:line>
        <draw:line draw:style-name="gr2" draw:text-style-name="P1" draw:layer="layout" svg:x1="18.506cm" svg:y1="5.949cm" svg:x2="21.522cm" svg:y2="6.839cm">
          <text:p/>
        </draw:line>
        <draw:line draw:style-name="gr2" draw:text-style-name="P1" draw:layer="layout" svg:x1="15.564cm" svg:y1="6.813cm" svg:x2="18.547cm" svg:y2="7.619cm">
          <text:p/>
        </draw:line>
        <draw:line draw:style-name="gr2" draw:text-style-name="P1" draw:layer="layout" svg:x1="18.48cm" svg:y1="7.62cm" svg:x2="21.523cm" svg:y2="6.839cm">
          <text:p/>
        </draw:line>
        <draw:line draw:style-name="gr2" draw:text-style-name="P1" draw:layer="layout" svg:x1="19.509cm" svg:y1="6.813cm" svg:x2="18.549cm" svg:y2="9.311cm">
          <text:p/>
        </draw:line>
        <draw:line draw:style-name="gr2" draw:text-style-name="P1" draw:layer="layout" svg:x1="17.486cm" svg:y1="6.813cm" svg:x2="18.549cm" svg:y2="9.311cm">
          <text:p/>
        </draw:line>
        <draw:line draw:style-name="gr2" draw:text-style-name="P1" draw:layer="layout" svg:x1="15.589cm" svg:y1="6.813cm" svg:x2="18.548cm" svg:y2="9.352cm">
          <text:p/>
        </draw:line>
        <draw:line draw:style-name="gr2" draw:text-style-name="P1" draw:layer="layout" svg:x1="18.549cm" svg:y1="9.353cm" svg:x2="21.522cm" svg:y2="6.838cm">
          <text:p/>
        </draw:line>
        <draw:line draw:style-name="gr2" draw:text-style-name="P1" draw:layer="layout" svg:x1="18.505cm" svg:y1="4.211cm" svg:x2="21.521cm" svg:y2="6.838cm">
          <text:p/>
        </draw:line>
        <draw:line draw:style-name="gr2" draw:text-style-name="P1" draw:layer="layout" svg:x1="15.564cm" svg:y1="6.813cm" svg:x2="18.479cm" svg:y2="4.211cm">
          <text:p/>
        </draw:line>
        <draw:line draw:style-name="gr1" draw:text-style-name="P1" draw:layer="layout" svg:x1="21.407cm" svg:y1="2.511cm" svg:x2="21.407cm" svg:y2="11.119cm">
          <text:p/>
        </draw:line>
        <draw:line draw:style-name="gr1" draw:text-style-name="P1" draw:layer="layout" svg:x1="19.434cm" svg:y1="2.51cm" svg:x2="19.434cm" svg:y2="11.118cm">
          <text:p/>
        </draw:line>
        <draw:line draw:style-name="gr1" draw:text-style-name="P1" draw:layer="layout" svg:x1="17.537cm" svg:y1="2.51cm" svg:x2="17.537cm" svg:y2="11.118cm">
          <text:p/>
        </draw:line>
        <draw:line draw:style-name="gr1" draw:text-style-name="P1" draw:layer="layout" svg:x1="15.564cm" svg:y1="2.509cm" svg:x2="15.564cm" svg:y2="11.117cm">
          <text:p/>
        </draw:line>
        <draw:line draw:style-name="gr1" draw:text-style-name="P1" draw:layer="layout" svg:x1="23.489cm" svg:y1="9.311cm" svg:x2="13.586cm" svg:y2="9.311cm">
          <text:p/>
        </draw:line>
        <draw:line draw:style-name="gr1" draw:text-style-name="P1" draw:layer="layout" svg:x1="23.489cm" svg:y1="7.619cm" svg:x2="13.586cm" svg:y2="7.619cm">
          <text:p/>
        </draw:line>
        <draw:line draw:style-name="gr1" draw:text-style-name="P1" draw:layer="layout" svg:x1="23.488cm" svg:y1="5.949cm" svg:x2="13.585cm" svg:y2="5.949cm">
          <text:p/>
        </draw:line>
        <draw:line draw:style-name="gr1" draw:text-style-name="P1" draw:layer="layout" svg:x1="23.487cm" svg:y1="4.211cm" svg:x2="13.584cm" svg:y2="4.211cm">
          <text:p/>
        </draw:line>
        <draw:line draw:style-name="gr2" draw:text-style-name="P1" draw:layer="layout" svg:x1="9.609cm" svg:y1="14.813cm" svg:x2="8.58cm" svg:y2="12.211cm">
          <text:p/>
        </draw:line>
        <draw:line draw:style-name="gr2" draw:text-style-name="P1" draw:layer="layout" svg:x1="7.586cm" svg:y1="14.813cm" svg:x2="8.58cm" svg:y2="12.211cm">
          <text:p/>
        </draw:line>
        <draw:line draw:style-name="gr2" draw:text-style-name="P1" draw:layer="layout" svg:x1="8.648cm" svg:y1="15.615cm" svg:x2="9.668cm" svg:y2="14.751cm">
          <text:p/>
        </draw:line>
        <draw:line draw:style-name="gr2" draw:text-style-name="P1" draw:layer="layout" svg:x1="7.586cm" svg:y1="14.813cm" svg:x2="8.579cm" svg:y2="15.619cm">
          <text:p/>
        </draw:line>
        <draw:line draw:style-name="gr2" draw:text-style-name="P1" draw:layer="layout" svg:x1="8.649cm" svg:y1="13.945cm" svg:x2="9.642cm" svg:y2="14.751cm">
          <text:p/>
        </draw:line>
        <draw:line draw:style-name="gr2" draw:text-style-name="P1" draw:layer="layout" svg:x1="7.586cm" svg:y1="14.813cm" svg:x2="8.606cm" svg:y2="13.949cm">
          <text:p/>
        </draw:line>
        <draw:line draw:style-name="gr2" draw:text-style-name="P1" draw:layer="layout" svg:x1="5.664cm" svg:y1="14.814cm" svg:x2="8.579cm" svg:y2="13.949cm">
          <text:p/>
        </draw:line>
        <draw:line draw:style-name="gr2" draw:text-style-name="P1" draw:layer="layout" svg:x1="8.606cm" svg:y1="13.949cm" svg:x2="11.622cm" svg:y2="14.839cm">
          <text:p/>
        </draw:line>
        <draw:line draw:style-name="gr2" draw:text-style-name="P1" draw:layer="layout" svg:x1="5.664cm" svg:y1="14.813cm" svg:x2="8.647cm" svg:y2="15.619cm">
          <text:p/>
        </draw:line>
        <draw:line draw:style-name="gr2" draw:text-style-name="P1" draw:layer="layout" svg:x1="8.58cm" svg:y1="15.62cm" svg:x2="11.623cm" svg:y2="14.839cm">
          <text:p/>
        </draw:line>
        <draw:line draw:style-name="gr2" draw:text-style-name="P1" draw:layer="layout" svg:x1="9.609cm" svg:y1="14.813cm" svg:x2="8.649cm" svg:y2="17.311cm">
          <text:p/>
        </draw:line>
        <draw:line draw:style-name="gr2" draw:text-style-name="P1" draw:layer="layout" svg:x1="7.586cm" svg:y1="14.813cm" svg:x2="8.649cm" svg:y2="17.311cm">
          <text:p/>
        </draw:line>
        <draw:line draw:style-name="gr2" draw:text-style-name="P1" draw:layer="layout" svg:x1="5.689cm" svg:y1="14.813cm" svg:x2="8.648cm" svg:y2="17.352cm">
          <text:p/>
        </draw:line>
        <draw:line draw:style-name="gr2" draw:text-style-name="P1" draw:layer="layout" svg:x1="8.649cm" svg:y1="17.353cm" svg:x2="11.622cm" svg:y2="14.838cm">
          <text:p/>
        </draw:line>
        <draw:line draw:style-name="gr2" draw:text-style-name="P1" draw:layer="layout" svg:x1="8.605cm" svg:y1="12.211cm" svg:x2="11.621cm" svg:y2="14.838cm">
          <text:p/>
        </draw:line>
        <draw:line draw:style-name="gr2" draw:text-style-name="P1" draw:layer="layout" svg:x1="5.664cm" svg:y1="14.813cm" svg:x2="8.579cm" svg:y2="12.211cm">
          <text:p/>
        </draw:line>
        <draw:line draw:style-name="gr1" draw:text-style-name="P1" draw:layer="layout" svg:x1="11.507cm" svg:y1="10.511cm" svg:x2="11.507cm" svg:y2="19.119cm">
          <text:p/>
        </draw:line>
        <draw:line draw:style-name="gr1" draw:text-style-name="P1" draw:layer="layout" svg:x1="9.534cm" svg:y1="10.51cm" svg:x2="9.534cm" svg:y2="19.118cm">
          <text:p/>
        </draw:line>
        <draw:line draw:style-name="gr1" draw:text-style-name="P1" draw:layer="layout" svg:x1="7.637cm" svg:y1="10.51cm" svg:x2="7.637cm" svg:y2="19.118cm">
          <text:p/>
        </draw:line>
        <draw:line draw:style-name="gr1" draw:text-style-name="P1" draw:layer="layout" svg:x1="13.589cm" svg:y1="17.311cm" svg:x2="3.686cm" svg:y2="17.311cm">
          <text:p/>
        </draw:line>
        <draw:line draw:style-name="gr1" draw:text-style-name="P1" draw:layer="layout" svg:x1="13.589cm" svg:y1="15.619cm" svg:x2="3.686cm" svg:y2="15.619cm">
          <text:p/>
        </draw:line>
        <draw:line draw:style-name="gr1" draw:text-style-name="P1" draw:layer="layout" svg:x1="13.588cm" svg:y1="13.949cm" svg:x2="3.685cm" svg:y2="13.949cm">
          <text:p/>
        </draw:line>
        <draw:line draw:style-name="gr1" draw:text-style-name="P1" draw:layer="layout" svg:x1="13.587cm" svg:y1="12.211cm" svg:x2="3.684cm" svg:y2="12.211cm">
          <text:p/>
        </draw:line>
        <draw:ellipse draw:style-name="gr3" draw:text-style-name="P1" draw:layer="layout" svg:width="0.598cm" svg:height="0.543cm" svg:x="8.347cm" svg:y="17.015cm">
          <text:p/>
        </draw:ellipse>
        <draw:ellipse draw:style-name="gr3" draw:text-style-name="P1" draw:layer="layout" svg:width="0.598cm" svg:height="0.543cm" svg:x="8.347cm" svg:y="13.672cm">
          <text:p/>
        </draw:ellipse>
        <draw:ellipse draw:style-name="gr3" draw:text-style-name="P1" draw:layer="layout" svg:width="0.597cm" svg:height="0.543cm" svg:x="8.272cm" svg:y="12.002cm">
          <text:p/>
        </draw:ellipse>
        <draw:ellipse draw:style-name="gr3" draw:text-style-name="P1" draw:layer="layout" svg:width="0.597cm" svg:height="0.544cm" svg:x="8.272cm" svg:y="15.343cm">
          <text:p/>
        </draw:ellipse>
        <draw:line draw:style-name="gr2" draw:text-style-name="P1" draw:layer="layout" svg:x1="19.51cm" svg:y1="14.813cm" svg:x2="18.481cm" svg:y2="12.211cm">
          <text:p/>
        </draw:line>
        <draw:line draw:style-name="gr2" draw:text-style-name="P1" draw:layer="layout" svg:x1="17.487cm" svg:y1="14.813cm" svg:x2="18.481cm" svg:y2="12.211cm">
          <text:p/>
        </draw:line>
        <draw:line draw:style-name="gr2" draw:text-style-name="P1" draw:layer="layout" svg:x1="18.549cm" svg:y1="15.615cm" svg:x2="19.569cm" svg:y2="14.751cm">
          <text:p/>
        </draw:line>
        <draw:line draw:style-name="gr2" draw:text-style-name="P1" draw:layer="layout" svg:x1="17.487cm" svg:y1="14.813cm" svg:x2="18.48cm" svg:y2="15.619cm">
          <text:p/>
        </draw:line>
        <draw:line draw:style-name="gr2" draw:text-style-name="P1" draw:layer="layout" svg:x1="18.55cm" svg:y1="13.945cm" svg:x2="19.543cm" svg:y2="14.751cm">
          <text:p/>
        </draw:line>
        <draw:line draw:style-name="gr2" draw:text-style-name="P1" draw:layer="layout" svg:x1="17.487cm" svg:y1="14.813cm" svg:x2="18.507cm" svg:y2="13.949cm">
          <text:p/>
        </draw:line>
        <draw:line draw:style-name="gr2" draw:text-style-name="P1" draw:layer="layout" svg:x1="15.565cm" svg:y1="14.814cm" svg:x2="18.48cm" svg:y2="13.949cm">
          <text:p/>
        </draw:line>
        <draw:line draw:style-name="gr2" draw:text-style-name="P1" draw:layer="layout" svg:x1="18.507cm" svg:y1="13.949cm" svg:x2="21.523cm" svg:y2="14.839cm">
          <text:p/>
        </draw:line>
        <draw:line draw:style-name="gr2" draw:text-style-name="P1" draw:layer="layout" svg:x1="15.565cm" svg:y1="14.813cm" svg:x2="18.548cm" svg:y2="15.619cm">
          <text:p/>
        </draw:line>
        <draw:line draw:style-name="gr2" draw:text-style-name="P1" draw:layer="layout" svg:x1="18.481cm" svg:y1="15.62cm" svg:x2="21.524cm" svg:y2="14.839cm">
          <text:p/>
        </draw:line>
        <draw:line draw:style-name="gr2" draw:text-style-name="P1" draw:layer="layout" svg:x1="19.51cm" svg:y1="14.813cm" svg:x2="18.55cm" svg:y2="17.311cm">
          <text:p/>
        </draw:line>
        <draw:line draw:style-name="gr2" draw:text-style-name="P1" draw:layer="layout" svg:x1="17.487cm" svg:y1="14.813cm" svg:x2="18.55cm" svg:y2="17.311cm">
          <text:p/>
        </draw:line>
        <draw:line draw:style-name="gr2" draw:text-style-name="P1" draw:layer="layout" svg:x1="15.59cm" svg:y1="14.813cm" svg:x2="18.549cm" svg:y2="17.352cm">
          <text:p/>
        </draw:line>
        <draw:line draw:style-name="gr2" draw:text-style-name="P1" draw:layer="layout" svg:x1="18.55cm" svg:y1="17.353cm" svg:x2="21.523cm" svg:y2="14.838cm">
          <text:p/>
        </draw:line>
        <draw:line draw:style-name="gr2" draw:text-style-name="P1" draw:layer="layout" svg:x1="18.506cm" svg:y1="12.211cm" svg:x2="21.522cm" svg:y2="14.838cm">
          <text:p/>
        </draw:line>
        <draw:line draw:style-name="gr2" draw:text-style-name="P1" draw:layer="layout" svg:x1="15.565cm" svg:y1="14.813cm" svg:x2="18.48cm" svg:y2="12.211cm">
          <text:p/>
        </draw:line>
        <draw:line draw:style-name="gr1" draw:text-style-name="P1" draw:layer="layout" svg:x1="21.408cm" svg:y1="10.511cm" svg:x2="21.408cm" svg:y2="19.119cm">
          <text:p/>
        </draw:line>
        <draw:line draw:style-name="gr1" draw:text-style-name="P1" draw:layer="layout" svg:x1="19.435cm" svg:y1="10.51cm" svg:x2="19.435cm" svg:y2="19.118cm">
          <text:p/>
        </draw:line>
        <draw:line draw:style-name="gr1" draw:text-style-name="P1" draw:layer="layout" svg:x1="17.538cm" svg:y1="10.51cm" svg:x2="17.538cm" svg:y2="19.118cm">
          <text:p/>
        </draw:line>
        <draw:line draw:style-name="gr1" draw:text-style-name="P1" draw:layer="layout" svg:x1="15.565cm" svg:y1="10.509cm" svg:x2="15.565cm" svg:y2="19.117cm">
          <text:p/>
        </draw:line>
        <draw:line draw:style-name="gr1" draw:text-style-name="P1" draw:layer="layout" svg:x1="23.49cm" svg:y1="17.311cm" svg:x2="13.587cm" svg:y2="17.311cm">
          <text:p/>
        </draw:line>
        <draw:line draw:style-name="gr1" draw:text-style-name="P1" draw:layer="layout" svg:x1="23.49cm" svg:y1="15.619cm" svg:x2="13.587cm" svg:y2="15.619cm">
          <text:p/>
        </draw:line>
        <draw:line draw:style-name="gr1" draw:text-style-name="P1" draw:layer="layout" svg:x1="23.489cm" svg:y1="13.949cm" svg:x2="13.586cm" svg:y2="13.949cm">
          <text:p/>
        </draw:line>
        <draw:line draw:style-name="gr1" draw:text-style-name="P1" draw:layer="layout" svg:x1="23.488cm" svg:y1="12.211cm" svg:x2="13.585cm" svg:y2="12.211cm">
          <text:p/>
        </draw:line>
        <draw:ellipse draw:style-name="gr3" draw:text-style-name="P1" draw:layer="layout" svg:width="0.598cm" svg:height="0.543cm" svg:x="18.248cm" svg:y="17.015cm">
          <text:p/>
        </draw:ellipse>
        <draw:ellipse draw:style-name="gr3" draw:text-style-name="P1" draw:layer="layout" svg:width="0.598cm" svg:height="0.543cm" svg:x="18.248cm" svg:y="13.672cm">
          <text:p/>
        </draw:ellipse>
        <draw:ellipse draw:style-name="gr3" draw:text-style-name="P1" draw:layer="layout" svg:width="0.597cm" svg:height="0.543cm" svg:x="18.173cm" svg:y="12.002cm">
          <text:p/>
        </draw:ellipse>
        <draw:ellipse draw:style-name="gr3" draw:text-style-name="P1" draw:layer="layout" svg:width="0.597cm" svg:height="0.544cm" svg:x="18.173cm" svg:y="15.343cm">
          <text:p/>
        </draw:ellipse>
        <draw:line draw:style-name="gr4" draw:text-style-name="P1" draw:layer="layout" svg:x1="5.629cm" svg:y1="6.813cm" svg:x2="5.655cm" svg:y2="14.813cm">
          <text:p/>
        </draw:line>
        <draw:ellipse draw:style-name="gr5" draw:text-style-name="P1" draw:layer="layout" svg:width="0.598cm" svg:height="0.544cm" svg:x="5.388cm" svg:y="14.519cm">
          <text:p/>
        </draw:ellipse>
        <draw:ellipse draw:style-name="gr5" draw:text-style-name="P1" draw:layer="layout" svg:width="0.598cm" svg:height="0.544cm" svg:x="5.387cm" svg:y="6.519cm">
          <text:p/>
        </draw:ellipse>
        <draw:line draw:style-name="gr4" draw:text-style-name="P1" draw:layer="layout" svg:x1="7.597cm" svg:y1="6.813cm" svg:x2="7.623cm" svg:y2="14.813cm">
          <text:p/>
        </draw:line>
        <draw:line draw:style-name="gr4" draw:text-style-name="P1" draw:layer="layout" svg:x1="9.563cm" svg:y1="6.813cm" svg:x2="9.589cm" svg:y2="14.813cm">
          <text:p/>
        </draw:line>
        <draw:line draw:style-name="gr4" draw:text-style-name="P1" draw:layer="layout" svg:x1="11.529cm" svg:y1="6.813cm" svg:x2="11.555cm" svg:y2="14.813cm">
          <text:p/>
        </draw:line>
        <draw:ellipse draw:style-name="gr5" draw:text-style-name="P1" draw:layer="layout" svg:width="0.598cm" svg:height="0.543cm" svg:x="7.31cm" svg:y="6.54cm">
          <text:p/>
        </draw:ellipse>
        <draw:ellipse draw:style-name="gr5" draw:text-style-name="P1" draw:layer="layout" svg:width="0.598cm" svg:height="0.543cm" svg:x="9.283cm" svg:y="6.541cm">
          <text:p/>
        </draw:ellipse>
        <draw:ellipse draw:style-name="gr5" draw:text-style-name="P1" draw:layer="layout" svg:width="0.598cm" svg:height="0.543cm" svg:x="11.23cm" svg:y="6.587cm">
          <text:p/>
        </draw:ellipse>
        <draw:ellipse draw:style-name="gr5" draw:text-style-name="P1" draw:layer="layout" svg:width="0.598cm" svg:height="0.543cm" svg:x="7.311cm" svg:y="14.54cm">
          <text:p/>
        </draw:ellipse>
        <draw:ellipse draw:style-name="gr5" draw:text-style-name="P1" draw:layer="layout" svg:width="0.598cm" svg:height="0.543cm" svg:x="9.284cm" svg:y="14.541cm">
          <text:p/>
        </draw:ellipse>
        <draw:ellipse draw:style-name="gr5" draw:text-style-name="P1" draw:layer="layout" svg:width="0.598cm" svg:height="0.543cm" svg:x="11.231cm" svg:y="14.587cm">
          <text:p/>
        </draw:ellipse>
        <draw:line draw:style-name="gr4" draw:text-style-name="P1" draw:layer="layout" svg:x1="15.561cm" svg:y1="6.745cm" svg:x2="15.587cm" svg:y2="14.745cm">
          <text:p/>
        </draw:line>
        <draw:line draw:style-name="gr4" draw:text-style-name="P1" draw:layer="layout" svg:x1="17.495cm" svg:y1="6.745cm" svg:x2="17.521cm" svg:y2="14.745cm">
          <text:p/>
        </draw:line>
        <draw:line draw:style-name="gr4" draw:text-style-name="P1" draw:layer="layout" svg:x1="19.429cm" svg:y1="6.745cm" svg:x2="19.455cm" svg:y2="14.745cm">
          <text:p/>
        </draw:line>
        <draw:line draw:style-name="gr4" draw:text-style-name="P1" draw:layer="layout" svg:x1="21.395cm" svg:y1="6.745cm" svg:x2="21.421cm" svg:y2="14.745cm">
          <text:p/>
        </draw:line>
        <draw:ellipse draw:style-name="gr5" draw:text-style-name="P1" draw:layer="layout" svg:width="0.598cm" svg:height="0.544cm" svg:x="15.288cm" svg:y="6.519cm">
          <text:p/>
        </draw:ellipse>
        <draw:ellipse draw:style-name="gr5" draw:text-style-name="P1" draw:layer="layout" svg:width="0.598cm" svg:height="0.543cm" svg:x="17.211cm" svg:y="6.54cm">
          <text:p/>
        </draw:ellipse>
        <draw:ellipse draw:style-name="gr5" draw:text-style-name="P1" draw:layer="layout" svg:width="0.598cm" svg:height="0.543cm" svg:x="19.184cm" svg:y="6.541cm">
          <text:p/>
        </draw:ellipse>
        <draw:ellipse draw:style-name="gr5" draw:text-style-name="P1" draw:layer="layout" svg:width="0.598cm" svg:height="0.543cm" svg:x="21.131cm" svg:y="6.587cm">
          <text:p/>
        </draw:ellipse>
        <draw:ellipse draw:style-name="gr5" draw:text-style-name="P1" draw:layer="layout" svg:width="0.598cm" svg:height="0.544cm" svg:x="15.289cm" svg:y="14.519cm">
          <text:p/>
        </draw:ellipse>
        <draw:ellipse draw:style-name="gr5" draw:text-style-name="P1" draw:layer="layout" svg:width="0.598cm" svg:height="0.543cm" svg:x="17.212cm" svg:y="14.54cm">
          <text:p/>
        </draw:ellipse>
        <draw:ellipse draw:style-name="gr5" draw:text-style-name="P1" draw:layer="layout" svg:width="0.598cm" svg:height="0.543cm" svg:x="19.185cm" svg:y="14.541cm">
          <text:p/>
        </draw:ellipse>
        <draw:ellipse draw:style-name="gr5" draw:text-style-name="P1" draw:layer="layout" svg:width="0.598cm" svg:height="0.543cm" svg:x="21.132cm" svg:y="14.587cm">
          <text:p/>
        </draw:ellipse>
        <draw:line draw:style-name="gr6" draw:text-style-name="P1" draw:layer="layout" svg:x1="8.579cm" svg:y1="4.211cm" svg:x2="18.505cm" svg:y2="4.211cm">
          <text:p/>
        </draw:line>
        <draw:line draw:style-name="gr6" draw:text-style-name="P1" draw:layer="layout" svg:x1="8.579cm" svg:y1="5.979cm" svg:x2="18.505cm" svg:y2="5.979cm">
          <text:p/>
        </draw:line>
        <draw:line draw:style-name="gr6" draw:text-style-name="P1" draw:layer="layout" svg:x1="8.579cm" svg:y1="12.247cm" svg:x2="18.505cm" svg:y2="12.247cm">
          <text:p/>
        </draw:line>
        <draw:line draw:style-name="gr6" draw:text-style-name="P1" draw:layer="layout" svg:x1="8.579cm" svg:y1="13.947cm" svg:x2="18.505cm" svg:y2="13.947cm">
          <text:p/>
        </draw:line>
        <draw:line draw:style-name="gr6" draw:text-style-name="P1" draw:layer="layout" svg:x1="8.579cm" svg:y1="15.647cm" svg:x2="18.505cm" svg:y2="15.647cm">
          <text:p/>
        </draw:line>
        <draw:line draw:style-name="gr6" draw:text-style-name="P1" draw:layer="layout" svg:x1="8.579cm" svg:y1="17.315cm" svg:x2="18.505cm" svg:y2="17.315cm">
          <text:p/>
        </draw:line>
        <draw:ellipse draw:style-name="gr3" draw:text-style-name="P1" draw:layer="layout" svg:width="0.597cm" svg:height="0.543cm" svg:x="8.271cm" svg:y="4.002cm">
          <text:p/>
        </draw:ellipse>
        <draw:ellipse draw:style-name="gr3" draw:text-style-name="P1" draw:layer="layout" svg:width="0.598cm" svg:height="0.543cm" svg:x="8.346cm" svg:y="5.672cm">
          <text:p/>
        </draw:ellipse>
        <draw:line draw:style-name="gr6" draw:text-style-name="P1" draw:layer="layout" svg:x1="8.579cm" svg:y1="7.579cm" svg:x2="18.505cm" svg:y2="7.579cm">
          <text:p/>
        </draw:line>
        <draw:line draw:style-name="gr6" draw:text-style-name="P1" draw:layer="layout" svg:x1="8.579cm" svg:y1="9.279cm" svg:x2="18.505cm" svg:y2="9.279cm">
          <text:p/>
        </draw:line>
        <draw:ellipse draw:style-name="gr3" draw:text-style-name="P1" draw:layer="layout" svg:width="0.597cm" svg:height="0.544cm" svg:x="8.271cm" svg:y="7.343cm">
          <text:p/>
        </draw:ellipse>
        <draw:ellipse draw:style-name="gr3" draw:text-style-name="P1" draw:layer="layout" svg:width="0.598cm" svg:height="0.543cm" svg:x="8.346cm" svg:y="9.015cm">
          <text:p/>
        </draw:ellipse>
        <draw:ellipse draw:style-name="gr3" draw:text-style-name="P1" draw:layer="layout" svg:width="0.598cm" svg:height="0.543cm" svg:x="18.247cm" svg:y="9.015cm">
          <text:p/>
        </draw:ellipse>
        <draw:ellipse draw:style-name="gr3" draw:text-style-name="P1" draw:layer="layout" svg:width="0.597cm" svg:height="0.544cm" svg:x="18.172cm" svg:y="7.343cm">
          <text:p/>
        </draw:ellipse>
        <draw:ellipse draw:style-name="gr3" draw:text-style-name="P1" draw:layer="layout" svg:width="0.598cm" svg:height="0.543cm" svg:x="18.247cm" svg:y="5.672cm">
          <text:p/>
        </draw:ellipse>
        <draw:ellipse draw:style-name="gr3" draw:text-style-name="P1" draw:layer="layout" svg:width="0.597cm" svg:height="0.543cm" svg:x="18.172cm" svg:y="4.002cm">
          <text:p/>
        </draw:ellipse>
        <draw:rect draw:style-name="gr7" draw:text-style-name="P1" draw:layer="layout" svg:width="1.355cm" svg:height="1.424cm" svg:x="25.797cm" svg:y="18.78cm">
          <text:p/>
        </draw:rect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s-fedora-background" style:family="presentation">
      <style:graphic-properties draw:stroke="none" draw:fill="none"/>
    </style:style>
    <style:style style:name="prs-fedora-backgroundobjects" style:family="presentation">
      <style:graphic-properties draw:shadow="hidden" draw:shadow-offset-x="0.3cm" draw:shadow-offset-y="0.3cm" draw:shadow-color="#808080"/>
    </style:style>
    <style:style style:name="prs-fedora-notes" style:family="presentation">
      <style:graphic-properties draw:stroke="none" draw:fill="none">
        <text:list-style style:name="prs-fedor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'Nimbus Roman No9 L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prs-fedora-outline1" style:family="presentation">
      <style:graphic-properties draw:stroke="none" draw:fill="none">
        <text:list-style style:name="prs-fedor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outline2" style:family="presentation" style:parent-style-name="prs-fedor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rs-fedora-outline3" style:family="presentation" style:parent-style-name="prs-fedor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rs-fedora-outline4" style:family="presentation" style:parent-style-name="prs-fedor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rs-fedora-outline5" style:family="presentation" style:parent-style-name="prs-fedor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rs-fedora-outline6" style:family="presentation" style:parent-style-name="prs-fedor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rs-fedora-outline7" style:family="presentation" style:parent-style-name="prs-fedor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rs-fedora-outline8" style:family="presentation" style:parent-style-name="prs-fedor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rs-fedora-outline9" style:family="presentation" style:parent-style-name="prs-fedor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rs-fedora-subtitle" style:family="presentation">
      <style:graphic-properties draw:stroke="none" draw:fill="none" draw:textarea-vertical-align="middle">
        <text:list-style style:name="prs-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prs-fedora-title" style:family="presentation">
      <style:graphic-properties draw:stroke="none" draw:fill="none" draw:textarea-vertical-align="middle">
        <text:list-style style:name="prs-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swiss" style:font-pitch="variable" fo:font-size="5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prs-fedora-title">
      <style:graphic-properties draw:fill-color="#ffffff" draw:auto-grow-height="false" fo:min-height="3.508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979cm" svg:height="5.987cm" svg:x="1cm" svg:y="3.193cm"/>
      <draw:page-thumbnail draw:layer="backgroundobjects" svg:width="7.979cm" svg:height="5.987cm" svg:x="1cm" svg:y="12.409cm"/>
      <draw:page-thumbnail draw:layer="backgroundobjects" svg:width="7.979cm" svg:height="5.987cm" svg:x="9.98cm" svg:y="3.193cm"/>
      <draw:page-thumbnail draw:layer="backgroundobjects" svg:width="7.979cm" svg:height="5.987cm" svg:x="9.98cm" svg:y="12.409cm"/>
      <draw:page-thumbnail draw:layer="backgroundobjects" svg:width="7.979cm" svg:height="5.987cm" svg:x="18.96cm" svg:y="3.193cm"/>
      <draw:page-thumbnail draw:layer="backgroundobjects" svg:width="7.979cm" svg:height="5.987cm" svg:x="18.96cm" svg:y="12.40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fedora" style:page-layout-name="PM1" draw:style-name="Mdp1">
      <draw:frame presentation:style-name="Mpr4" draw:text-style-name="MP4" draw:layer="backgroundobjects" svg:width="23.902cm" svg:height="3.507cm" svg:x="2.055cm" svg:y="1.742cm" presentation:class="title">
        <draw:text-box>
          <text:p text:style-name="MP4">Click to edit the title</text:p>
        </draw:text-box>
      </draw:frame>
      <draw:frame presentation:style-name="prs-fedora-outline1" draw:layer="backgroundobjects" svg:width="23.902cm" svg:height="13.233cm" svg:x="2.055cm" svg:y="5.838cm" presentation:class="outline" presentation:placeholder="true">
        <draw:text-box/>
      </draw:frame>
      <draw:rect draw:style-name="Mgr3" draw:text-style-name="MP5" draw:layer="backgroundobjects" svg:width="27.991cm" svg:height="0.217cm" svg:x="0cm" svg:y="20.787cm">
        <text:p/>
      </draw:rect>
      <presentation:notes style:page-layout-name="PM2">
        <draw:page-thumbnail presentation:style-name="prs-fedora-title" draw:layer="backgroundobjects" svg:width="13.133cm" svg:height="9.007cm" svg:x="4.537cm" svg:y="2.628cm" presentation:class="page"/>
        <draw:frame presentation:style-name="prs-fedora-notes" draw:layer="backgroundobjects" svg:width="15.45cm" svg:height="9.998cm" svg:x="3.386cm" svg:y="12.5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Unix OpenOffice.org_project/413m1$Build-9783</meta:generator>
    <meta:creation-date>2008-05-07T20:40:08</meta:creation-date>
    <dc:date>2018-10-18T10:45:19</dc:date>
    <meta:printed-by>Robert Singleton</meta:printed-by>
    <meta:print-date>2008-05-20T17:08:50</meta:print-date>
    <meta:editing-cycles>421</meta:editing-cycles>
    <meta:editing-duration>P2DT5H47M23S</meta:editing-duration>
    <dc:creator>Robert Singleton</dc:creator>
    <meta:document-statistic meta:object-count="173"/>
    <meta:user-defined meta:name="Info 1"/>
    <meta:user-defined meta:name="Info 2"/>
    <meta:user-defined meta:name="Info 3"/>
    <meta:user-defined meta:name="Info 4"/>
  </office:meta>
</office:document-meta>
</file>